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3" draw:id="id3" draw:layer="layout" svg:width="3.445cm" svg:height="2.297cm" svg:x="8.899cm" svg:y="13.3cm">
          <text:p text:style-name="P1"><text:span text:style-name="T1">Если </text:span></text:p>
          <text:p text:style-name="P1"><text:span text:style-name="T1">r = 1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xml:id="id2" draw:id="id2" draw:layer="layout" svg:width="3.445cm" svg:height="2.294cm" svg:x="10.1cm" svg:y="9.806cm">
          <text:p text:style-name="P1"><text:span text:style-name="T2">r = x*x + y*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2.678cm" svg:y1="8.3cm" svg:x2="11.823cm" svg:y2="9.806cm" draw:start-shape="id1" draw:start-glue-point="8" draw:end-shape="id2" draw:end-glue-point="4" svg:d="M12678 8300v753h-855v753">
          <text:p/>
        </draw:connector>
        <draw:connector draw:style-name="gr2" draw:text-style-name="P1" draw:layer="layout" svg:x1="8.899cm" svg:y1="14.449cm" svg:x2="7.822cm" svg:y2="15.602cm" draw:start-shape="id3" draw:start-glue-point="5" draw:end-shape="id4" draw:end-glue-point="5" svg:d="M8899 14449h-1077v1153">
          <text:p/>
        </draw:connector>
        <draw:connector draw:style-name="gr2" draw:text-style-name="P1" draw:layer="layout" svg:x1="12.344cm" svg:y1="14.449cm" svg:x2="13.222cm" svg:y2="15.597cm" draw:start-shape="id3" draw:start-glue-point="7" draw:end-shape="id5" draw:end-glue-point="5" svg:d="M12344 14449h878v1148">
          <text:p/>
        </draw:connector>
        <draw:custom-shape draw:style-name="gr1" draw:text-style-name="P1" xml:id="id6" draw:id="id6" draw:layer="layout" svg:width="3.444cm" svg:height="2.296cm" svg:x="9.2cm" svg:y="2.104cm">
          <text:p text:style-name="P1">Начало</text:p>
          <text:p text:style-name="P1">Программы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10.922cm" svg:y1="4.4cm" svg:x2="12.678cm" svg:y2="6.005cm" draw:start-shape="id6" draw:start-glue-point="6" draw:end-shape="id1" draw:end-glue-point="5" svg:d="M10922 4400v803h1756v802">
          <text:p/>
        </draw:connector>
        <draw:connector draw:style-name="gr2" draw:text-style-name="P1" draw:layer="layout" svg:x1="7.822cm" svg:y1="17.897cm" svg:x2="10.766cm" svg:y2="19.797cm" draw:start-shape="id4" draw:start-glue-point="8" draw:end-shape="id7" svg:d="M7822 17897v950h2944v950">
          <text:p/>
        </draw:connector>
        <draw:custom-shape draw:style-name="gr1" draw:text-style-name="P1" xml:id="id1" draw:id="id1" draw:layer="layout" svg:width="3.444cm" svg:height="2.295cm" svg:x="10.956cm" svg:y="6.005cm">
          <text:p text:style-name="P1">Ввод x, y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7" draw:id="id7" draw:layer="layout" svg:width="3.445cm" svg:height="2.293cm" svg:x="9.044cm" svg:y="19.797cm">
          <text:p text:style-name="P1">Конец </text:p>
          <text:p text:style-name="P1">программы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4" draw:layer="layout" svg:width="1.6cm" svg:height="1.675cm" svg:x="8.044cm" svg:y="13.722cm">
          <draw:text-box>
            <text:p><text:span text:style-name="T3">да</text:span></text:p>
          </draw:text-box>
        </draw:frame>
        <draw:frame draw:style-name="gr3" draw:text-style-name="P4" draw:layer="layout" svg:width="1.6cm" svg:height="1.675cm" svg:x="12.044cm" svg:y="13.697cm">
          <draw:text-box>
            <text:p><text:span text:style-name="T3">нет</text:span></text:p>
          </draw:text-box>
        </draw:frame>
        <draw:custom-shape draw:style-name="gr1" draw:text-style-name="P1" xml:id="id4" draw:id="id4" draw:layer="layout" svg:width="3.444cm" svg:height="2.295cm" svg:x="6.1cm" svg:y="15.602cm">
          <text:p text:style-name="P1">Вывод: </text:p>
          <text:p text:style-name="P1">y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5" draw:id="id5" draw:layer="layout" svg:width="3.444cm" svg:height="2.295cm" svg:x="11.5cm" svg:y="15.597cm">
          <text:p text:style-name="P1">Вывод: </text:p>
          <text:p text:style-name="P1">no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13.222cm" svg:y1="17.892cm" svg:x2="10.767cm" svg:y2="19.797cm" draw:start-shape="id5" draw:start-glue-point="8" draw:end-shape="id7" draw:end-glue-point="4" svg:d="M13222 17892v952h-2455v953">
          <text:p/>
        </draw:connector>
        <draw:connector draw:style-name="gr2" draw:text-style-name="P1" draw:layer="layout" svg:x1="11.823cm" svg:y1="12.1cm" svg:x2="10.622cm" svg:y2="13.3cm" draw:start-shape="id2" draw:start-glue-point="6" draw:end-shape="id3" draw:end-glue-point="4" svg:d="M11823 12100v600h-1201v6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6T17:33:52.26</meta:creation-date>
    <dc:date>2018-10-07T17:14:14.08</dc:date>
    <meta:editing-duration>PT47M38S</meta:editing-duration>
    <meta:editing-cycles>4</meta:editing-cycles>
    <meta:generator>OpenOffice/4.1.1$Win32 OpenOffice.org_project/411m6$Build-9775</meta:generator>
    <meta:document-statistic meta:object-count="16"/>
  </office:meta>
</office:document-meta>
</file>